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708cm" fo:min-width="10.52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25cm" fo:min-width="10.54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6cm" fo:min-width="6.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2.60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6cm" fo:min-width="6.061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6cm" fo:min-width="6.062cm"/>
    </style:style>
    <style:style style:name="gr7" style:family="graphic" style:parent-style-name="standard">
      <style:graphic-properties svg:stroke-color="#000000" draw:fill="gradient" draw:fill-color="#0066ff" draw:fill-gradient-name="Mac_20_Button" draw:textarea-horizontal-align="justify" draw:textarea-vertical-align="middle" draw:auto-grow-height="false" fo:min-height="0.206cm" fo:min-width="2.495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6cm" fo:min-width="2.513cm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66cc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02cm" fo:min-width="2.119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01cm" fo:min-width="2.119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2cm" fo:min-width="2.119cm"/>
    </style:style>
    <style:style style:name="gr1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81cm" fo:min-width="2.1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2cm" fo:min-width="2.602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21cm" fo:min-width="2.119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686cm" fo:min-width="15.676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5cm" fo:min-width="15.6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7cm" fo:min-width="6.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602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401cm" fo:min-width="2.11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941cm" fo:min-width="2.1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6cm" fo:min-width="2.60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2.163cm" fo:min-width="7.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2.60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4.989cm" fo:min-width="6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color="#808080" fo:font-size="12pt" style:font-size-asian="12pt" style:font-size-complex="12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P6" style:family="paragraph">
      <style:paragraph-properties fo:text-align="center"/>
      <style:text-properties fo:font-weight="bold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5" draw:id="id25" draw:layer="layout" svg:width="11.129cm" svg:height="10.062cm" svg:x="1.77cm" svg:y="1.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29cm" svg:height="0.663cm" svg:x="1.77cm" svg:y="1.308cm">
          <text:p text:style-name="P1"><text:span text:style-name="T1">Add Customer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6.63cm" svg:height="0.526cm" svg:x="5.606cm" svg:y="3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3.415cm" svg:height="0.721cm" svg:x="2.136cm" svg:y="3.072cm">
          <draw:text-box>
            <text:p><text:span text:style-name="T1">Forename:</text:span></text:p>
          </draw:text-box>
        </draw:frame>
        <draw:custom-shape draw:style-name="gr5" draw:text-style-name="P4" xml:id="id3" draw:id="id3" draw:layer="layout" svg:width="6.631cm" svg:height="0.526cm" svg:x="5.606cm" svg:y="3.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5" draw:id="id5" draw:layer="layout" svg:width="6.632cm" svg:height="0.526cm" svg:x="5.606cm" svg:y="4.8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6" draw:id="id26" draw:layer="layout" svg:width="3.065cm" svg:height="0.526cm" svg:x="9.174cm" svg:y="10.661cm">
          <text:p text:style-name="P1"><text:span text:style-name="T1">Confi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7" draw:id="id7" draw:layer="layout" svg:width="3.083cm" svg:height="0.526cm" svg:x="2.399cm" svg:y="10.661cm">
          <text:p text:style-name="P1"><text:span text:style-name="T1">Can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289cm" svg:height="0.289cm" svg:x="1.966cm" svg:y="1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289cm" svg:height="0.289cm" svg:x="2.422cm" svg:y="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89cm" svg:height="0.288cm" svg:x="2.878cm" svg:y="1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xml:id="id2" draw:id="id2" draw:layer="layout" svg:width="11.283cm" svg:height="0.721cm" svg:x="13.211cm" svg:y="3.061cm">
          <draw:text-box>
            <text:p><text:span text:style-name="T1">Text Input for the customers first name.</text:span></text:p>
          </draw:text-box>
        </draw:frame>
        <draw:frame draw:style-name="gr13" draw:text-style-name="P3" xml:id="id4" draw:id="id4" draw:layer="layout" svg:width="11.282cm" svg:height="0.721cm" svg:x="13.212cm" svg:y="3.901cm">
          <draw:text-box>
            <text:p><text:span text:style-name="T1">Text Input for the customers last name.</text:span></text:p>
          </draw:text-box>
        </draw:frame>
        <draw:frame draw:style-name="gr14" draw:text-style-name="P3" xml:id="id6" draw:id="id6" draw:layer="layout" svg:width="11.281cm" svg:height="0.721cm" svg:x="13.213cm" svg:y="4.764cm">
          <draw:text-box>
            <text:p><text:span text:style-name="T1">Text Input for the customers company name.</text:span></text:p>
          </draw:text-box>
        </draw:frame>
        <draw:connector draw:style-name="gr15" draw:text-style-name="P1" draw:layer="layout" draw:type="line" svg:x1="12.236cm" svg:y1="3.397cm" svg:x2="13.211cm" svg:y2="3.421cm" draw:start-shape="id1" draw:start-glue-point="1" draw:end-shape="id2" draw:end-glue-point="3" svg:d="M12236 3397l975 24" svg:viewBox="0 0 976 25">
          <text:p/>
        </draw:connector>
        <draw:connector draw:style-name="gr15" draw:text-style-name="P1" draw:layer="layout" draw:type="line" svg:x1="12.237cm" svg:y1="4.233cm" svg:x2="13.212cm" svg:y2="4.261cm" draw:start-shape="id3" draw:start-glue-point="1" draw:end-shape="id4" svg:d="M12237 4233l975 28" svg:viewBox="0 0 976 29">
          <text:p/>
        </draw:connector>
        <draw:connector draw:style-name="gr15" draw:text-style-name="P1" draw:layer="layout" draw:type="line" svg:x1="12.238cm" svg:y1="5.069cm" svg:x2="13.213cm" svg:y2="5.124cm" draw:start-shape="id5" draw:start-glue-point="1" draw:end-shape="id6" draw:end-glue-point="3" svg:d="M12238 5069l975 55" svg:viewBox="0 0 976 56">
          <text:p/>
        </draw:connector>
        <draw:frame draw:style-name="gr16" draw:text-style-name="P3" xml:id="id8" draw:id="id8" draw:layer="layout" svg:width="2.699cm" svg:height="2.131cm" svg:x="1.417cm" svg:y="13.12cm">
          <draw:text-box>
            <text:p><text:span text:style-name="T1">Returns you to the main menu window.</text:span></text:p>
          </draw:text-box>
        </draw:frame>
        <draw:frame draw:style-name="gr17" draw:text-style-name="P3" draw:layer="layout" svg:width="3.415cm" svg:height="0.721cm" svg:x="2.136cm" svg:y="3.937cm">
          <draw:text-box>
            <text:p><text:span text:style-name="T1">Surname:</text:span></text:p>
          </draw:text-box>
        </draw:frame>
        <draw:frame draw:style-name="gr17" draw:text-style-name="P3" draw:layer="layout" svg:width="3.415cm" svg:height="0.721cm" svg:x="2.136cm" svg:y="4.751cm">
          <draw:text-box>
            <text:p><text:span text:style-name="T1">Company:</text:span></text:p>
          </draw:text-box>
        </draw:frame>
        <draw:frame draw:style-name="gr4" draw:text-style-name="P3" draw:layer="layout" svg:width="3.415cm" svg:height="0.721cm" svg:x="2.136cm" svg:y="5.566cm">
          <draw:text-box>
            <text:p><text:span text:style-name="T1">Street:</text:span></text:p>
          </draw:text-box>
        </draw:frame>
        <draw:custom-shape draw:style-name="gr6" draw:text-style-name="P5" xml:id="id9" draw:id="id9" draw:layer="layout" svg:width="6.632cm" svg:height="0.526cm" svg:x="5.607cm" svg:y="5.62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3.415cm" svg:height="0.721cm" svg:x="2.136cm" svg:y="6.38cm">
          <draw:text-box>
            <text:p><text:span text:style-name="T1">Town:</text:span></text:p>
          </draw:text-box>
        </draw:frame>
        <draw:frame draw:style-name="gr4" draw:text-style-name="P3" draw:layer="layout" svg:width="3.415cm" svg:height="0.721cm" svg:x="2.136cm" svg:y="7.195cm">
          <draw:text-box>
            <text:p><text:span text:style-name="T1">Post Code:</text:span></text:p>
          </draw:text-box>
        </draw:frame>
        <draw:frame draw:style-name="gr17" draw:text-style-name="P3" draw:layer="layout" svg:width="3.415cm" svg:height="0.721cm" svg:x="2.136cm" svg:y="8.009cm">
          <draw:text-box>
            <text:p><text:span text:style-name="T1">Mobile:</text:span></text:p>
          </draw:text-box>
        </draw:frame>
        <draw:frame draw:style-name="gr4" draw:text-style-name="P3" draw:layer="layout" svg:width="3.415cm" svg:height="0.721cm" svg:x="2.136cm" svg:y="8.824cm">
          <draw:text-box>
            <text:p><text:span text:style-name="T1">Landline:</text:span></text:p>
          </draw:text-box>
        </draw:frame>
        <draw:frame draw:style-name="gr17" draw:text-style-name="P3" draw:layer="layout" svg:width="3.415cm" svg:height="0.721cm" svg:x="2.136cm" svg:y="9.638cm">
          <draw:text-box>
            <text:p><text:span text:style-name="T1">Email:</text:span></text:p>
          </draw:text-box>
        </draw:frame>
        <draw:connector draw:style-name="gr15" draw:text-style-name="P6" draw:layer="layout" draw:line-skew="-0.141cm" svg:x1="3.94cm" svg:y1="11.187cm" svg:x2="2.766cm" svg:y2="13.12cm" draw:start-shape="id7" draw:start-glue-point="2" draw:end-shape="id8" draw:end-glue-point="0" svg:d="M3940 11187v826h-1174v1107" svg:viewBox="0 0 1175 1934">
          <text:p/>
        </draw:connector>
        <draw:custom-shape draw:style-name="gr6" draw:text-style-name="P5" xml:id="id11" draw:id="id11" draw:layer="layout" svg:width="6.632cm" svg:height="0.526cm" svg:x="5.608cm" svg:y="6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3" draw:id="id13" draw:layer="layout" svg:width="6.632cm" svg:height="0.526cm" svg:x="5.609cm" svg:y="7.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5" draw:id="id15" draw:layer="layout" svg:width="6.632cm" svg:height="0.526cm" svg:x="5.61cm" svg:y="8.0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7" draw:id="id17" draw:layer="layout" svg:width="6.632cm" svg:height="0.526cm" svg:x="5.611cm" svg:y="8.8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9" draw:id="id19" draw:layer="layout" svg:width="6.631cm" svg:height="0.526cm" svg:x="5.612cm" svg:y="9.69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xml:id="id10" draw:id="id10" draw:layer="layout" svg:width="11.281cm" svg:height="0.721cm" svg:x="13.213cm" svg:y="5.578cm">
          <draw:text-box>
            <text:p><text:span text:style-name="T1">Text Input for the customers street name.</text:span></text:p>
          </draw:text-box>
        </draw:frame>
        <draw:frame draw:style-name="gr14" draw:text-style-name="P3" xml:id="id12" draw:id="id12" draw:layer="layout" svg:width="11.281cm" svg:height="0.721cm" svg:x="13.213cm" svg:y="6.393cm">
          <draw:text-box>
            <text:p><text:span text:style-name="T1">Text Input for the customers town name.</text:span></text:p>
          </draw:text-box>
        </draw:frame>
        <draw:frame draw:style-name="gr14" draw:text-style-name="P3" xml:id="id14" draw:id="id14" draw:layer="layout" svg:width="11.281cm" svg:height="0.721cm" svg:x="13.213cm" svg:y="7.207cm">
          <draw:text-box>
            <text:p><text:span text:style-name="T1">Text Input for the customers post code.</text:span></text:p>
          </draw:text-box>
        </draw:frame>
        <draw:frame draw:style-name="gr18" draw:text-style-name="P3" xml:id="id16" draw:id="id16" draw:layer="layout" svg:width="11.281cm" svg:height="0.721cm" svg:x="13.213cm" svg:y="8.022cm">
          <draw:text-box>
            <text:p><text:span text:style-name="T1">Text Input for the customers mobile telephone number.</text:span></text:p>
          </draw:text-box>
        </draw:frame>
        <draw:frame draw:style-name="gr14" draw:text-style-name="P3" xml:id="id18" draw:id="id18" draw:layer="layout" svg:width="11.281cm" svg:height="0.721cm" svg:x="13.213cm" svg:y="8.836cm">
          <draw:text-box>
            <text:p><text:span text:style-name="T1">Text Input for the customers landline telephone number.</text:span></text:p>
          </draw:text-box>
        </draw:frame>
        <draw:frame draw:style-name="gr18" draw:text-style-name="P3" xml:id="id20" draw:id="id20" draw:layer="layout" svg:width="11.281cm" svg:height="0.721cm" svg:x="13.213cm" svg:y="9.651cm">
          <draw:text-box>
            <text:p><text:span text:style-name="T1">Text Input for the customers email address.</text:span></text:p>
          </draw:text-box>
        </draw:frame>
        <draw:connector draw:style-name="gr15" draw:text-style-name="P1" draw:layer="layout" draw:type="line" svg:x1="12.239cm" svg:y1="5.884cm" svg:x2="13.213cm" svg:y2="5.938cm" draw:start-shape="id9" draw:start-glue-point="1" draw:end-shape="id10" draw:end-glue-point="3" svg:d="M12239 5884l974 54" svg:viewBox="0 0 975 55">
          <text:p/>
        </draw:connector>
        <draw:connector draw:style-name="gr15" draw:text-style-name="P1" draw:layer="layout" draw:type="line" svg:x1="12.24cm" svg:y1="6.698cm" svg:x2="13.213cm" svg:y2="6.753cm" draw:start-shape="id11" draw:start-glue-point="1" draw:end-shape="id12" draw:end-glue-point="3" svg:d="M12240 6698l973 55" svg:viewBox="0 0 974 56">
          <text:p/>
        </draw:connector>
        <draw:connector draw:style-name="gr15" draw:text-style-name="P1" draw:layer="layout" draw:type="line" svg:x1="12.241cm" svg:y1="7.513cm" svg:x2="13.213cm" svg:y2="7.567cm" draw:start-shape="id13" draw:start-glue-point="1" draw:end-shape="id14" draw:end-glue-point="3" svg:d="M12241 7513l972 54" svg:viewBox="0 0 973 55">
          <text:p/>
        </draw:connector>
        <draw:connector draw:style-name="gr15" draw:text-style-name="P1" draw:layer="layout" draw:type="line" svg:x1="12.242cm" svg:y1="8.327cm" svg:x2="13.213cm" svg:y2="8.382cm" draw:start-shape="id15" draw:start-glue-point="1" draw:end-shape="id16" draw:end-glue-point="3" svg:d="M12242 8327l971 55" svg:viewBox="0 0 972 56">
          <text:p/>
        </draw:connector>
        <draw:connector draw:style-name="gr15" draw:text-style-name="P1" draw:layer="layout" draw:type="line" svg:x1="12.243cm" svg:y1="9.142cm" svg:x2="13.213cm" svg:y2="9.196cm" draw:start-shape="id17" draw:start-glue-point="1" draw:end-shape="id18" draw:end-glue-point="3" svg:d="M12243 9142l970 54" svg:viewBox="0 0 971 55">
          <text:p/>
        </draw:connector>
        <draw:connector draw:style-name="gr15" draw:text-style-name="P1" draw:layer="layout" draw:type="line" svg:x1="12.243cm" svg:y1="9.956cm" svg:x2="13.213cm" svg:y2="10.011cm" draw:start-shape="id19" draw:start-glue-point="1" draw:end-shape="id20" draw:end-glue-point="3" svg:d="M12243 9956l970 55" svg:viewBox="0 0 971 56">
          <text:p/>
        </draw:connector>
        <draw:custom-shape draw:style-name="gr19" draw:text-style-name="P1" draw:layer="layout" svg:width="16.248cm" svg:height="7.008cm" svg:x="7.642cm" svg:y="12.4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85.5449890270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27" draw:id="id27" draw:layer="layout" svg:width="16.248cm" svg:height="0.733cm" svg:x="7.642cm" svg:y="12.161cm">
          <text:p text:style-name="P1"><text:span text:style-name="T1">Add Customer Rec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319cm" svg:height="0.319cm" svg:x="7.859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2cm" svg:height="0.32cm" svg:x="8.363cm" svg:y="12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319cm" svg:height="0.319cm" svg:x="8.868cm" svg:y="1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1" draw:id="id21" draw:layer="layout" svg:width="6.63cm" svg:height="0.527cm" svg:x="5.607cm" svg:y="2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" draw:layer="layout" svg:width="3.415cm" svg:height="0.721cm" svg:x="2.137cm" svg:y="2.258cm">
          <draw:text-box>
            <text:p><text:span text:style-name="T1">Title:</text:span></text:p>
          </draw:text-box>
        </draw:frame>
        <draw:frame draw:style-name="gr12" draw:text-style-name="P3" xml:id="id22" draw:id="id22" draw:layer="layout" svg:width="11.283cm" svg:height="0.721cm" svg:x="13.212cm" svg:y="2.247cm">
          <draw:text-box>
            <text:p><text:span text:style-name="T1">Text Input for the customers title.</text:span></text:p>
          </draw:text-box>
        </draw:frame>
        <draw:connector draw:style-name="gr15" draw:text-style-name="P1" draw:layer="layout" draw:type="line" svg:x1="12.237cm" svg:y1="2.583cm" svg:x2="13.212cm" svg:y2="2.607cm" draw:start-shape="id21" draw:start-glue-point="1" draw:end-shape="id22" draw:end-glue-point="3" svg:d="M12237 2583l975 24" svg:viewBox="0 0 976 25">
          <text:p/>
        </draw:connector>
        <draw:g>
          <draw:frame draw:style-name="gr22" draw:text-style-name="P3" draw:layer="layout" svg:width="3.778cm" svg:height="0.721cm" svg:x="15.748cm" svg:y="13.574cm">
            <draw:text-box>
              <text:p><text:span text:style-name="T1">Company:</text:span></text:p>
            </draw:text-box>
          </draw:frame>
          <draw:frame draw:style-name="gr22" draw:text-style-name="P3" draw:layer="layout" svg:width="3.778cm" svg:height="0.721cm" svg:x="18.049cm" svg:y="13.575cm">
            <draw:text-box>
              <text:p><text:span text:style-name="T1">Smith &amp; Son Plc</text:span></text:p>
            </draw:text-box>
          </draw:frame>
        </draw:g>
        <draw:g xml:id="id28" draw:id="id28">
          <draw:custom-shape draw:style-name="gr7" draw:text-style-name="P2" draw:layer="layout" svg:width="3.065cm" svg:height="0.526cm" svg:x="20.474cm" svg:y="18.662cm">
            <text:p text:style-name="P1"><text:span text:style-name="T1">Confir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2" xml:id="id23" draw:id="id23" draw:layer="layout" svg:width="3.083cm" svg:height="0.526cm" svg:x="16.699cm" svg:y="18.662cm">
            <text:p text:style-name="P1"><text:span text:style-name="T1">Edi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982.437745740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3" draw:text-style-name="P3" xml:id="id24" draw:id="id24" draw:layer="layout" svg:width="4.572cm" svg:height="2.651cm" svg:x="2.554cm" svg:y="15.521cm">
          <draw:text-box>
            <text:p><text:span text:style-name="T1">Allows you to go back and make alterations before the record is committed to the database.</text:span></text:p>
          </draw:text-box>
        </draw:frame>
        <draw:connector draw:style-name="gr15" draw:text-style-name="P1" draw:layer="layout" svg:x1="18.24cm" svg:y1="19.188cm" svg:x2="4.84cm" svg:y2="18.172cm" draw:start-shape="id23" draw:start-glue-point="2" draw:end-shape="id24" draw:end-glue-point="2" svg:d="M18240 19188v502h-13400v-1518" svg:viewBox="0 0 13401 1519">
          <text:p/>
        </draw:connector>
        <draw:connector draw:style-name="gr15" draw:text-style-name="P6" draw:layer="layout" svg:x1="4.84cm" svg:y1="15.521cm" svg:x2="7.334cm" svg:y2="11.592cm" draw:start-shape="id24" draw:end-shape="id25" svg:d="M4840 15521v-1964h2494v-1965" svg:viewBox="0 0 2495 3930">
          <text:p/>
        </draw:connector>
        <draw:frame draw:style-name="gr24" draw:text-style-name="P3" xml:id="id29" draw:id="id29" draw:layer="layout" svg:width="3.497cm" svg:height="4.481cm" svg:x="24.554cm" svg:y="13.446cm">
          <draw:text-box>
            <text:p><text:span text:style-name="T1">Will commit the record to the customer database and will return you to the main menu once the record has been saved.</text:span></text:p>
          </draw:text-box>
        </draw:frame>
        <draw:connector draw:style-name="gr15" draw:text-style-name="P6" draw:layer="layout" svg:x1="12.239cm" svg:y1="10.924cm" svg:x2="15.766cm" svg:y2="12.161cm" draw:start-shape="id26" draw:start-glue-point="1" draw:end-shape="id27" draw:end-glue-point="0" svg:d="M12239 10924h3527v1237" svg:viewBox="0 0 3528 1238">
          <text:p/>
        </draw:connector>
        <draw:g>
          <draw:frame draw:style-name="gr22" draw:text-style-name="P3" draw:layer="layout" svg:width="3.778cm" svg:height="0.721cm" svg:x="15.748cm" svg:y="15.222cm">
            <draw:text-box>
              <text:p><text:span text:style-name="T1">Mobile:</text:span></text:p>
            </draw:text-box>
          </draw:frame>
          <draw:frame draw:style-name="gr22" draw:text-style-name="P3" draw:layer="layout" svg:width="3.778cm" svg:height="0.721cm" svg:x="15.748cm" svg:y="16.123cm">
            <draw:text-box>
              <text:p><text:span text:style-name="T1">Landline:</text:span></text:p>
            </draw:text-box>
          </draw:frame>
          <draw:frame draw:style-name="gr22" draw:text-style-name="P3" draw:layer="layout" svg:width="3.778cm" svg:height="0.721cm" svg:x="15.748cm" svg:y="17.024cm">
            <draw:text-box>
              <text:p><text:span text:style-name="T1">Email:</text:span></text:p>
            </draw:text-box>
          </draw:frame>
          <draw:frame draw:style-name="gr22" draw:text-style-name="P3" draw:layer="layout" svg:width="3.778cm" svg:height="0.721cm" svg:x="18.248cm" svg:y="15.222cm">
            <draw:text-box>
              <text:p><text:span text:style-name="T1">01234567890</text:span></text:p>
            </draw:text-box>
          </draw:frame>
          <draw:frame draw:style-name="gr22" draw:text-style-name="P3" draw:layer="layout" svg:width="3.778cm" svg:height="0.721cm" svg:x="18.248cm" svg:y="16.123cm">
            <draw:text-box>
              <text:p><text:span text:style-name="T1">01234567890</text:span></text:p>
            </draw:text-box>
          </draw:frame>
          <draw:frame draw:style-name="gr25" draw:text-style-name="P3" draw:layer="layout" svg:width="5.244cm" svg:height="0.721cm" svg:x="18.248cm" svg:y="17.024cm">
            <draw:text-box>
              <text:p><text:span text:style-name="T1">example@domain.co.uk</text:span></text:p>
            </draw:text-box>
          </draw:frame>
          <draw:custom-shape draw:style-name="gr26" draw:text-style-name="P1" draw:layer="layout" svg:width="7.62cm" svg:height="2.413cm" svg:x="15.777cm" svg:y="15.241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2" draw:text-style-name="P3" draw:layer="layout" svg:width="3.778cm" svg:height="0.721cm" svg:x="8.148cm" svg:y="14.26cm">
            <draw:text-box>
              <text:p><text:span text:style-name="T1">Forename:</text:span></text:p>
            </draw:text-box>
          </draw:frame>
          <draw:frame draw:style-name="gr22" draw:text-style-name="P3" draw:layer="layout" svg:width="3.778cm" svg:height="0.721cm" svg:x="8.148cm" svg:y="15.217cm">
            <draw:text-box>
              <text:p><text:span text:style-name="T1">Surname:</text:span></text:p>
            </draw:text-box>
          </draw:frame>
          <draw:frame draw:style-name="gr22" draw:text-style-name="P3" draw:layer="layout" svg:width="3.778cm" svg:height="0.721cm" svg:x="8.148cm" svg:y="16.119cm">
            <draw:text-box>
              <text:p><text:span text:style-name="T1">Street:</text:span></text:p>
            </draw:text-box>
          </draw:frame>
          <draw:frame draw:style-name="gr22" draw:text-style-name="P3" draw:layer="layout" svg:width="3.778cm" svg:height="0.721cm" svg:x="8.148cm" svg:y="17.02cm">
            <draw:text-box>
              <text:p><text:span text:style-name="T1">Town:</text:span></text:p>
            </draw:text-box>
          </draw:frame>
          <draw:frame draw:style-name="gr22" draw:text-style-name="P3" draw:layer="layout" svg:width="3.778cm" svg:height="0.721cm" svg:x="8.148cm" svg:y="17.865cm">
            <draw:text-box>
              <text:p><text:span text:style-name="T1">Post Code:</text:span></text:p>
            </draw:text-box>
          </draw:frame>
          <draw:frame draw:style-name="gr22" draw:text-style-name="P3" draw:layer="layout" svg:width="3.778cm" svg:height="0.721cm" svg:x="8.149cm" svg:y="13.36cm">
            <draw:text-box>
              <text:p><text:span text:style-name="T1">Title:</text:span></text:p>
            </draw:text-box>
          </draw:frame>
          <draw:frame draw:style-name="gr22" draw:text-style-name="P3" draw:layer="layout" svg:width="3.778cm" svg:height="0.721cm" svg:x="10.449cm" svg:y="14.261cm">
            <draw:text-box>
              <text:p><text:span text:style-name="T1">John</text:span></text:p>
            </draw:text-box>
          </draw:frame>
          <draw:frame draw:style-name="gr22" draw:text-style-name="P3" draw:layer="layout" svg:width="3.778cm" svg:height="0.721cm" svg:x="10.449cm" svg:y="15.218cm">
            <draw:text-box>
              <text:p><text:span text:style-name="T1">Smith</text:span></text:p>
            </draw:text-box>
          </draw:frame>
          <draw:frame draw:style-name="gr27" draw:text-style-name="P3" draw:layer="layout" svg:width="4.569cm" svg:height="0.721cm" svg:x="10.449cm" svg:y="16.12cm">
            <draw:text-box>
              <text:p><text:span text:style-name="T1">129 Cambridge Road</text:span></text:p>
            </draw:text-box>
          </draw:frame>
          <draw:frame draw:style-name="gr22" draw:text-style-name="P3" draw:layer="layout" svg:width="3.778cm" svg:height="0.721cm" svg:x="10.449cm" svg:y="17.021cm">
            <draw:text-box>
              <text:p><text:span text:style-name="T1">Great Shelford</text:span></text:p>
            </draw:text-box>
          </draw:frame>
          <draw:frame draw:style-name="gr22" draw:text-style-name="P3" draw:layer="layout" svg:width="3.778cm" svg:height="0.721cm" svg:x="10.45cm" svg:y="13.361cm">
            <draw:text-box>
              <text:p><text:span text:style-name="T1">Mr</text:span></text:p>
            </draw:text-box>
          </draw:frame>
          <draw:frame draw:style-name="gr22" draw:text-style-name="P3" draw:layer="layout" svg:width="3.778cm" svg:height="0.721cm" svg:x="10.648cm" svg:y="17.865cm">
            <draw:text-box>
              <text:p><text:span text:style-name="T1">CB22 5JJ</text:span></text:p>
            </draw:text-box>
          </draw:frame>
          <draw:custom-shape draw:style-name="gr28" draw:text-style-name="P1" draw:layer="layout" svg:width="6.811cm" svg:height="5.239cm" svg:x="8.177cm" svg:y="13.36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6" draw:layer="layout" svg:x1="23.539cm" svg:y1="18.925cm" svg:x2="26.302cm" svg:y2="17.927cm" draw:start-shape="id28" draw:start-glue-point="1" draw:end-shape="id29" draw:end-glue-point="2" svg:d="M23539 18925h2763v-998" svg:viewBox="0 0 2764 9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Mac_20_Button" draw:display-name="Mac Button" draw:style="linear" draw:start-color="#3399ff" draw:end-color="#0066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3T16:29:12.392720000</meta:creation-date>
    <dc:date>2014-11-24T01:00:46.218438000</dc:date>
    <meta:editing-duration>PT3H19M2S</meta:editing-duration>
    <meta:editing-cycles>35</meta:editing-cycles>
    <meta:generator>LibreOffice/4.3.2.2$MacOSX_x86 LibreOffice_project/edfb5295ba211bd31ad47d0bad0118690f76407d</meta:generator>
    <meta:document-statistic meta:object-count="88"/>
  </office:meta>
</office:document-meta>
</file>